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928d1" officeooo:paragraph-rsid="06e928d1" style:font-size-asian="12pt" style:font-name-complex="David CLM" style:font-size-complex="12pt"/>
    </style:style>
    <style:style style:name="P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a57d1" officeooo:paragraph-rsid="06ea57d1" style:font-size-asian="12pt" style:font-name-complex="David CLM" style:font-size-complex="12pt"/>
    </style:style>
    <style:style style:name="P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a57d1" officeooo:paragraph-rsid="06ea57d1" style:font-size-asian="12pt" style:font-name-complex="David CLM" style:font-size-complex="12pt"/>
    </style:style>
    <style:style style:name="P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db803" officeooo:paragraph-rsid="06edb803" style:font-size-asian="12pt" style:font-name-complex="David CLM" style:font-size-complex="12pt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9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10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11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12" style:family="paragraph" style:parent-style-name="Default_7e_LT_7e_Gliederung_20_1">
      <style:paragraph-properties fo:text-align="end" style:justify-single-word="false" style:writing-mode="rl-tb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9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20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21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22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23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4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5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6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0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3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34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5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6e928d1" officeooo:paragraph-rsid="06e928d1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officeooo:rsid="070ddfaf"/>
    </style:style>
    <style:style style:name="T8" style:family="text">
      <style:text-properties fo:color="#006600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2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56" style:family="text">
      <style:text-properties style:use-window-font-color="true" style:font-name="David CLM" officeooo:rsid="06a885f0" style:font-name-complex="David CLM"/>
    </style:style>
    <style:style style:name="T57" style:family="text">
      <style:text-properties style:use-window-font-color="true" style:font-name="David CLM" officeooo:rsid="07021188" style:font-name-complex="David CLM"/>
    </style:style>
    <style:style style:name="T58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5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69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1" style:family="text">
      <style:text-properties officeooo:rsid="0710606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חלוקה הוגנת <text:span text:style-name="T71">בקירוב</text:span></text:h>
      <text:p text:style-name="P3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בגדול, יש ארבע דרכים להתמודד עם בעיה זו:</text:span></text:p>
      <text:p text:style-name="P5">(1) שימוש בכסף כדי למנוע קנאה - ראינו דוגמה לזה בבעיית חלוקת שכר-הדירה.</text:p>
      <text:p text:style-name="P4"><text:span text:style-name="T1">(2) חיתוך מספר קטן של חפצים - ראינו דוגמה לזה באלגוריתם "המנצח המתוקן", שחותך לכל היותר חפץ יחיד</text:span><text:span text:style-name="T3"> ומצליח למנוע קנאה</text:span><text:span text:style-name="T1">.</text:span></text:p>
      <text:p text:style-name="P4"><text:span text:style-name="T1">(3) </text:span><text:span text:style-name="T3">חלוקה בגורל - שיטה מעניינת ומעשית, החל מחלוקת ארץ ישראל בימי משה רבנו ויהושע בן-נון, ועד ל"מחיר למשתכן" בימי משה כחלון. דיון בשיטה זו דורש ידע </text:span><text:span text:style-name="T7">רב</text:span><text:span text:style-name="T3"> בהסתברות, ולכן נשאיר</text:span><text:span text:style-name="T7">ו </text:span><text:span text:style-name="T3">לקורס אחר.</text:span></text:p>
      <text:p text:style-name="P6">(4) הגינות מקורבת - על זה נדבר היום.</text:p>
      <text:p text:style-name="P9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8">יש הרבה הגדרות להגינות מקורבת בחלוקת חפצים בדידים. הנה אחת ההגדרות המקובלות:</text:p>
      <text:p text:style-name="P15"><text:span text:style-name="T9">ה</text:span><text:span text:style-name="T25">גדרה</text:span><text:span text:style-name="T23">: </text:span><text:span text:style-name="T26">חלוקה נקראת “ללא קנאה מלבד 1” (Envy Free except 1, </text:span><text:span text:style-name="T23">EF1</text:span><text:span text:style-name="T26">) אם לכל שני משתתפים א,ב, אם מורידים מהסל של שחקן ב</text:span><text:span text:style-name="T34"> </text:span><text:span text:style-name="T26">חפץ אחד לכל היותר, אז שחקן א לא מקנא בו.</text:span></text:p>
      <text:p text:style-name="P15"><text:span text:style-name="T34">המשמעות</text:span><text:span text:style-name="T35"> היא, ש</text:span><text:span text:style-name="T34">רמת הקנאה היא הקטנה ביותר האפשרית, בהתחשב בעובדה שהחפצים בדידים.</text:span></text:p>
      <text:p text:style-name="P15"><text:span text:style-name="T26">כשה”עוגה” רציפה – תמיד קיימת חלוקה </text:span><text:span text:style-name="T24">ללא קנאה (EF).</text:span></text:p>
      <text:p text:style-name="P15"><text:span text:style-name="T34">האם כשהחפצים בדידים תמיד קיימת חלוקה </text:span><text:span text:style-name="T45">EF1</text:span><text:span text:style-name="T34">?</text:span><text:span text:style-name="T35"> התשובה היא כן. הנה אחד האלגוריתמים הפשוטים למציאת חלוקה כזא</text:span><text:span text:style-name="T36">ת - </text:span><text:span text:style-name="T46">אלגוריתם מעגלי הקנאה </text:span><text:span text:style-name="T44">(envy-cycles, או envy-graph)</text:span><text:span text:style-name="T43">.</text:span></text:p>
      <text:p text:style-name="P15"><text:span text:style-name="T10">ע</text:span><text:span text:style-name="T26">וברים על החפצים בסדר שרירותי. לכל חפץ:</text:span></text:p>
      <text:p text:style-name="P28">1. נותנים את החפץ לשחקן שאף-אחד לא מקנא בו.</text:p>
      <text:p text:style-name="P28">2. אם אין כזה – סימן שיש מעגל-קנאה. <text:s text:c="3"/>מחליפים סלים במעגל בניגוד לכיוון הקנאה.</text:p>
      <text:p text:style-name="P28">מבצעים את 2 עד שאין מעגלים, ואז חוזרים ל-1.</text:p>
      <text:p text:style-name="P32">ראו דוגמה במצגת.</text:p>
      <text:p text:style-name="P17"><text:span text:style-name="T11">מ</text:span><text:span text:style-name="T25">שפט</text:span><text:span text:style-name="T26">: אם יש </text:span><text:span text:style-name="T34">m</text:span><text:span text:style-name="T26"> חפצים ו-</text:span><text:span text:style-name="T34">n</text:span><text:span text:style-name="T26"> שחקנים, אז זמן-הריצה של אלגוריתם מעגלי הקנאה הוא </text:span><text:span text:style-name="T34">O(m n</text:span><text:span text:style-name="T17">3</text:span><text:span text:style-name="T34">)</text:span><text:span text:style-name="T26">.</text:span></text:p>
      <text:p text:style-name="P17"><text:span text:style-name="T25">הוכחה</text:span><text:span text:style-name="T26">: מציאת מעגל </text:span><text:span text:style-name="T27">ניתן לבצע ע"י אלגוריתם</text:span><text:span text:style-name="T26"> DFS</text:span><text:span text:style-name="T27">, </text:span><text:span text:style-name="T26">בזמן </text:span><text:span text:style-name="T34">O(n</text:span><text:span text:style-name="T17">2</text:span><text:span text:style-name="T34">)</text:span><text:span text:style-name="T26">.</text:span></text:p>
      <text:p text:style-name="P17"><text:span text:style-name="T26">הסרת מעגל לא מוסיפה קשתות (כי אוסף הסלים לא משתנה), ומסירה לפחות </text:span><text:span text:style-name="T27">שתי קשתות</text:span><text:span text:style-name="T26">.</text:span></text:p>
      <text:p text:style-name="P17"><text:span text:style-name="T26">כל חפץ מוסיף לכל היותר </text:span><text:span text:style-name="T34">n-1</text:span><text:span text:style-name="T26"> קשתות.</text:span></text:p>
      <text:p text:style-name="P17"><text:span text:style-name="T28">לכל היותר נוספות </text:span><text:span text:style-name="T34">(n-1)m</text:span><text:span text:style-name="T26"> </text:span><text:span text:style-name="T28">קשתות, לכן לכל היותר יש להסיר m(n-1)/2 מעגלים.</text:span></text:p>
      <text:p text:style-name="P16"><text:span text:style-name="T9">מ</text:span><text:span text:style-name="T25">שפט</text:span><text:span text:style-name="T26">: </text:span><text:span text:style-name="T29">בכל שלב באלגוריתם, החלוקה הנוכחית היא EF1 (בפרט, החלוקה הסופית היא EF1).</text:span></text:p>
      <text:p text:style-name="P17"><text:span text:style-name="T25">הוכחה</text:span><text:span text:style-name="T26">: החלוקה ההתחלתית (הריקה) היא EF1.</text:span><text:span text:style-name="T29"> </text:span><text:span text:style-name="T30">נוכיח שכל צעד משאיר את החלוקה EF1.</text:span></text:p>
      <text:p text:style-name="P17"><text:soft-page-break/><text:span text:style-name="T30">(א) </text:span><text:span text:style-name="T26">מסירת חפץ לשחקן שלא מקנאים בו, אולי גורמת לשאר השחקנים לקנא בו, אבל רק עד כדי חפץ 1</text:span><text:span text:style-name="T29">, כך שהחלוקה היא עדיין EF1.</text:span></text:p>
      <text:p text:style-name="P17"><text:span text:style-name="T30">(ב) </text:span><text:span text:style-name="T26">הסרת מעגל משפרת את התועלת של כל השחקנים במעגל, </text:span><text:span text:style-name="T30">ולא </text:span><text:span text:style-name="T26">משנה את אוסף הסלים. לכן, אם החלוקה היתה EF1, היא תישאר EF1 גם אחרי הסרת המעגל. <text:s text:c="26"/>***</text:span></text:p>
      <text:p text:style-name="Heading_20_2"><text:span text:style-name="T13">ח</text:span><text:span text:style-name="T12">לוקה </text:span><text:span text:style-name="T14">ללא-קנאה-</text:span><text:span text:style-name="T15">מלבד</text:span><text:span text:style-name="T14">-1</text:span><text:span text:style-name="T12"> וגם יעילה</text:span></text:p>
      <text:p text:style-name="P19"><text:span text:style-name="T26">החיסרון של </text:span><text:span text:style-name="T31">אלגוריתם מעגלי-הקנאה הוא, שהוא לא מבטיח שהחלוקה המתקבלת היא יעילה פארטו (קל למצוא דוגמה לכך). </text:span></text:p>
      <text:p text:style-name="P18"><text:span text:style-name="T12">כ</text:span><text:span text:style-name="T26">שה”עוגה” רציפה – תמיד קיימת חלוקה </text:span><text:span text:style-name="T23">EF</text:span><text:span text:style-name="T26"> ויעילה.</text:span><text:span text:style-name="T32"> </text:span><text:span text:style-name="T34">האם כשהחפצים בדידים </text:span><text:span text:style-name="T37">- תמיד </text:span><text:span text:style-name="T34">קיימת חלוקה </text:span><text:span text:style-name="T45">EF1</text:span><text:span text:style-name="T34"> ויעילה?</text:span></text:p>
      <text:p text:style-name="P18"><text:span text:style-name="T26">כשה”עוגה” רציפה – החלוקה הממקסמת את מכפלת ערכי המשתתפים היא ללא-קנאה ויעילה.</text:span><text:span text:style-name="T32"> </text:span><text:span text:style-name="T34">האם כשהחפצים בדידים – החלוקה הממקסמת את מכפלת ערכי המשתתפים היא EF1 ויעילה פארטו?</text:span></text:p>
      <text:p text:style-name="P18"><text:span text:style-name="T37">התשובה היא </text:span><text:span text:style-name="T23">כן</text:span><text:span text:style-name="T26">! </text:span><text:span text:style-name="T32">זה </text:span><text:span text:style-name="T26">התגלה ב-2016.</text:span></text:p>
      <text:p text:style-name="P18"><text:span text:style-name="T9">מ</text:span><text:span text:style-name="T25">שפט</text:span><text:span text:style-name="T26">: נניח ש:</text:span></text:p>
      <text:p text:style-name="P20">* ההעדפות אדיטיביות – ערך של סל הוא סכום הערכים של החפצים בסל.</text:p>
      <text:p text:style-name="P20">* קיימת לפחות חלוקה אחת שבה כל שחקן מקבל ערך גדול מאפס.</text:p>
      <text:p text:style-name="P20">אז, כל חלוקה הממקסמת את מכפלת ערכי המשתתפים היא גם יעילה-פארטו וגם EF1.</text:p>
      <text:p text:style-name="P18"><text:span text:style-name="T25">הוכחה</text:span><text:span text:style-name="T26">: יעילות פארטו – </text:span><text:span text:style-name="T32">כי כל שיפור פארטו מגדיל את המכפלה.</text:span></text:p>
      <text:p text:style-name="P18"><text:span text:style-name="T32">EF1 - </text:span><text:span text:style-name="T26">נניח ש-</text:span><text:span text:style-name="T34">i</text:span><text:span text:style-name="T26"> מקנא ב-</text:span><text:span text:style-name="T34">j</text:span><text:span text:style-name="T26">. נסתכל על כל החפצים בסל של </text:span><text:span text:style-name="T34">j</text:span><text:span text:style-name="T26">. לכל חפץ </text:span><text:span text:style-name="T34">g</text:span><text:span text:style-name="T26">, נבדוק את יחס הערכים: <text:s/></text:span></text:p>
      <text:p text:style-name="P29"><text:span text:style-name="T34">V</text:span><text:span text:style-name="T18">i</text:span><text:span text:style-name="T34">(g) / V</text:span><text:span text:style-name="T18">j</text:span><text:span text:style-name="T34">(g)</text:span></text:p>
      <text:p text:style-name="P27"><text:span text:style-name="T26">נבחר את החפץ שיחס-הערכים שלו הכי גדול, ונעביר אותו מ-</text:span><text:span text:style-name="T34">j</text:span><text:span text:style-name="T26"> ל-</text:span><text:span text:style-name="T34">i</text:span><text:span text:style-name="T26">. המכפלה בחלוקה החדשה <text:s/>שווה-או-קטנה מהמכפלה בחלוקה הקודמת, ולכן:</text:span></text:p>
      <text:p text:style-name="P31"><text:span text:style-name="T47">[V</text:span><text:span text:style-name="T19">i</text:span><text:span text:style-name="T47">(X</text:span><text:span text:style-name="T19">i</text:span><text:span text:style-name="T47">)+V</text:span><text:span text:style-name="T19">i</text:span><text:span text:style-name="T47">(g)]*[V</text:span><text:span text:style-name="T19">j</text:span><text:span text:style-name="T47">(X</text:span><text:span text:style-name="T19">j</text:span><text:span text:style-name="T47">)-V</text:span><text:span text:style-name="T19">j</text:span><text:span text:style-name="T47">(g)] <text:s text:c="3"/>≤ <text:s text:c="3"/>V</text:span><text:span text:style-name="T19">i</text:span><text:span text:style-name="T47">(X</text:span><text:span text:style-name="T19">i</text:span><text:span text:style-name="T47">)*V</text:span><text:span text:style-name="T19">j</text:span><text:span text:style-name="T47">(X</text:span><text:span text:style-name="T19">j</text:span><text:span text:style-name="T47">)</text:span></text:p>
      <text:p text:style-name="P30"><text:span text:style-name="T34">→ <text:s/>V</text:span><text:span text:style-name="T18">j</text:span><text:span text:style-name="T34">(X</text:span><text:span text:style-name="T18">j</text:span><text:span text:style-name="T34">) * V</text:span><text:span text:style-name="T18">i</text:span><text:span text:style-name="T34">(g) / V</text:span><text:span text:style-name="T18">j</text:span><text:span text:style-name="T34">(g) <text:s text:c="3"/>≤ <text:s text:c="3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</text:span></text:p>
      <text:p text:style-name="P23"><text:span text:style-name="T16">→</text:span><text:span text:style-name="T34"> <text:s/>V</text:span><text:span text:style-name="T18">j</text:span><text:span text:style-name="T34">(X</text:span><text:span text:style-name="T18">j</text:span><text:span text:style-name="T34">) * V</text:span><text:span text:style-name="T18">i</text:span><text:span text:style-name="T34">(g) / V</text:span><text:span text:style-name="T18">j</text:span><text:span text:style-name="T34">(g) <text:s text:c="3"/>≤ <text:s text:c="3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 </text:span></text:p>
      <text:p text:style-name="P27"><text:span text:style-name="T26">יחס הערכים של g הוא הכי גדול ב-</text:span><text:span text:style-name="T34">X</text:span><text:span text:style-name="T18">j</text:span><text:span text:style-name="T26">, ולכן:</text:span></text:p>
      <text:p text:style-name="P30"><text:span text:style-name="T34">V</text:span><text:span text:style-name="T18">i </text:span><text:span text:style-name="T34">(X</text:span><text:span text:style-name="T18">j </text:span><text:span text:style-name="T34">) / V</text:span><text:span text:style-name="T18">j </text:span><text:span text:style-name="T34">(X</text:span><text:span text:style-name="T18">j </text:span><text:span text:style-name="T34">) <text:s text:c="3"/>≤ <text:s text:c="3"/>V</text:span><text:span text:style-name="T18">i</text:span><text:span text:style-name="T34">(g) / V</text:span><text:span text:style-name="T18">j</text:span><text:span text:style-name="T34">(g) <text:s text:c="4"/></text:span></text:p>
      <text:p text:style-name="P28">מציבים למעלה ומקבלים:</text:p>
      <text:p text:style-name="P30"><text:span text:style-name="T34">V</text:span><text:span text:style-name="T18">i </text:span><text:span text:style-name="T34">(X</text:span><text:span text:style-name="T18">j </text:span><text:span text:style-name="T34">) <text:s text:c="3"/>≤ <text:s text:c="5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 V</text:span><text:span text:style-name="T18">i </text:span><text:span text:style-name="T34">(X</text:span><text:span text:style-name="T18">j </text:span><text:span text:style-name="T34">) - V</text:span><text:span text:style-name="T18">i</text:span><text:span text:style-name="T34">(g) <text:s text:c="4"/>≤ <text:s text:c="5"/>V</text:span><text:span text:style-name="T18">i</text:span><text:span text:style-name="T34">(X</text:span><text:span text:style-name="T18">i</text:span><text:span text:style-name="T34">)</text:span></text:p>
      <text:p text:style-name="P27"><text:span text:style-name="T26">מכאן: אם מורידים את </text:span><text:span text:style-name="T34">g</text:span><text:span text:style-name="T26"> מהסל של </text:span><text:span text:style-name="T34">j</text:span><text:span text:style-name="T26">, אז </text:span><text:span text:style-name="T34">i</text:span><text:span text:style-name="T26"> כבר לא מקנא. </text:span><text:span text:style-name="T33"><text:s text:c="10"/></text:span><text:span text:style-name="T26"><text:s/>*** </text:span></text:p>
      <text:p text:style-name="P13"><text:span text:style-name="T70">ה</text:span><text:span text:style-name="T67">בננו שהחלוקה ה”אידיאלית” של חפצים בדידים היא חלוקה הממקסמת את מכפלת הערכים. אבל איך מוצאים חלוקה כזאת? <text:s text:c="3"/></text:span><text:span text:style-name="T68"><text:s/></text:span><text:span text:style-name="T67"><text:s text:c="17"/></text:span><text:span text:style-name="T58">נסמן: <text:s text:c="6"/></text:span></text:p>
      <text:p text:style-name="P24"><text:span text:style-name="T49">V</text:span><text:span text:style-name="T20">i</text:span><text:span text:style-name="T21">,g</text:span><text:span text:style-name="T26">= Value of good</text:span><text:span text:style-name="T34"> g</text:span><text:span text:style-name="T26"> to player </text:span><text:span text:style-name="T34">i</text:span><text:span text:style-name="T26">.</text:span></text:p>
      <text:p text:style-name="P29"><text:soft-page-break/><text:span text:style-name="T34">x</text:span><text:span text:style-name="T20">i,g</text:span><text:span text:style-name="T26"> = quantity of good </text:span><text:span text:style-name="T34">g</text:span><text:span text:style-name="T26"> given to player </text:span><text:span text:style-name="T34">i</text:span><text:span text:style-name="T26">.</text:span></text:p>
      <text:p text:style-name="P12"><text:span text:style-name="T67">אנחנו רוצים לפתור בע</text:span><text:span text:style-name="T68">יית אופטימיזציה:</text:span></text:p>
      <text:p text:style-name="P25"><text:span text:style-name="T38">Maximize <text:s text:c="2"/></text:span><text:span text:style-name="T39">sum</text:span><text:span text:style-name="T53">i</text:span><text:span text:style-name="T39"> log</text:span><text:span text:style-name="T41"> </text:span><text:span text:style-name="T40">(</text:span><text:span text:style-name="T41">sum</text:span><text:span text:style-name="T54">g</text:span><text:span text:style-name="T41"> </text:span><text:span text:style-name="T42">(</text:span><text:span text:style-name="T55">x</text:span><text:span text:style-name="T22">i,g </text:span><text:span text:style-name="T51">*</text:span><text:span text:style-name="T50">V</text:span><text:span text:style-name="T22">i,g</text:span><text:span text:style-name="T40">)</text:span><text:span text:style-name="T42">)</text:span></text:p>
      <text:p text:style-name="P26"><text:span text:style-name="T42">s</text:span><text:span text:style-name="T34">uch that for all g: <text:s text:c="3"/>sum</text:span><text:span text:style-name="T52">i</text:span><text:span text:style-name="T48"> x</text:span><text:span text:style-name="T52">ig</text:span><text:span text:style-name="T48"> = 1</text:span></text:p>
      <text:p text:style-name="P12"><text:span text:style-name="T67">כאשר ה-</text:span><text:span text:style-name="T58">x</text:span><text:span text:style-name="T69">i,g </text:span><text:span text:style-name="T58"><text:s/>רציפים, זה קל.</text:span><text:span text:style-name="T60"> </text:span><text:span text:style-name="T58">כאשר ה-x</text:span><text:span text:style-name="T69">i,g </text:span><text:span text:style-name="T58"><text:s/>בדידים, זה קשה!</text:span></text:p>
      <text:p text:style-name="P14"><text:span text:style-name="T59">במאמר</text:span><text:span text:style-name="T61"> </text:span><text:span text:style-name="T62">מ-2016 (ראו "מקורות"</text:span><text:span text:style-name="T64">, וראו גם במצגת</text:span><text:span text:style-name="T62">) ישנו טריק המאפשר לפתור בעיה זו בזמן סביר, </text:span><text:span text:style-name="T66">כאשר כל אחד מהערכים מוגבל למספר בין 1 ל-1000</text:span><text:span text:style-name="T62">. <text:s/>כיוון שממשק-המשתמש באתר שלהם (</text:span><text:span text:style-name="T8">http://www.spliddit.org/apps/goods</text:span><text:span text:style-name="T62">) ממילא מאפשר להכניס רק ערכים בין 1 ל-1000, האלגוריתם עובד על כל קלט </text:span><text:span text:style-name="T64">מציאותי</text:span><text:span text:style-name="T62">.</text:span></text:p>
      <text:p text:style-name="P22"><text:span text:style-name="T58">יש כאן </text:span><text:span text:style-name="T63">דרך חשיבה</text:span><text:span text:style-name="T58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65">!</text:span></text:p>
      <text:p text:style-name="P21"/>
      <text:p text:style-name="P11"/>
      <text:p text:style-name="P10">מקורות</text:p>
      <text:list xml:id="list2540238273" text:style-name="L1">
        <text:list-item>
          <text:p text:style-name="P33"><text:span text:style-name="Citation"><text:span text:style-name="T56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6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56">.</text:span></text:span><text:span text:style-name="Citation"><text:span text:style-name="T57"> - אלגוריתם מעגלי הקנאה</text:span></text:span></text:p>
        </text:list-item>
        <text:list-item>
          <text:p text:style-name="P33"><text:span text:style-name="Citation"><text:span text:style-name="T56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6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56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56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56">.</text:span></text:span><text:span text:style-name="Citation"><text:span text:style-name="T57"> - אלגוריתם מיקסום המכפלה</text:span></text:span></text:p>
        </text:list-item>
      </text:list>
      <text:list xml:id="list733773025" text:style-name="L2">
        <text:list-header>
          <text:p text:style-name="P34"/>
          <text:p text:style-name="P34">‏</text:p>
        </text:list-header>
      </text:list>
      <text:p text:style-name="P7">סיכם: אראל סגל-הלוי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1:17:19.644038352</dc:date>
    <meta:editing-duration>P14DT23H28M17S</meta:editing-duration>
    <meta:editing-cycles>1608</meta:editing-cycles>
    <dc:creator>Erel Segal-Halevi</dc:creator>
    <meta:document-statistic meta:table-count="0" meta:image-count="0" meta:object-count="0" meta:page-count="3" meta:paragraph-count="63" meta:word-count="865" meta:character-count="4943" meta:non-whitespace-character-count="4004"/>
  </office:meta>
</office:document-meta>
</file>